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Kolorowalistaakcent11" style:family="paragraph">
      <style:paragraph-properties fo:text-align="justify"/>
    </style:style>
    <style:style style:name="P3" style:parent-style-name="Kolorowalistaakcent11" style:family="paragraph">
      <style:paragraph-properties fo:text-align="justify"/>
    </style:style>
    <style:style style:name="P4" style:parent-style-name="Kolorowalistaakcent11" style:family="paragraph">
      <style:paragraph-properties fo:text-align="justify"/>
    </style:style>
    <style:style style:name="P5" style:parent-style-name="Kolorowalistaakcent11" style:family="paragraph">
      <style:paragraph-properties fo:text-align="justify"/>
    </style:style>
    <style:style style:name="P6" style:parent-style-name="Kolorowalistaakcent11" style:family="paragraph">
      <style:paragraph-properties fo:text-align="justify"/>
    </style:style>
  </office:automatic-styles>
  <office:body>
    <office:text text:use-soft-page-breaks="true">
      <text:h text:style-name="P1" text:outline-level="1">Realizacja<text:s/>tematów<text:s/>–<text:s/>ogólne<text:s/>sugestie autorów</text:h>
      <text:list text:style-name="LFO1" text:continue-numbering="true">
        <text:list-item>
          <text:p text:style-name="P2">Poszczególne części tematów<text:s/>powinny być realizowane lekcja po lekcji – tematy nie mogą być rozbijane.</text:p>
        </text:list-item>
        <text:list-item>
          <text:p text:style-name="P3">Szczególną uwagę zwrócić należy na to, aby uczniowie nie zaczynali pracy z komputerem zanim nie zrozumieją istoty problemu. Zrozumieniu istoty służyć mają zajęcia wprowadzające – bez komputera.<text:s/></text:p>
        </text:list-item>
        <text:list-item>
          <text:p text:style-name="P4">Zalecamy, szczególnie w części wprowadzającej,<text:s/>intensywne wykorzystanie materiałów i pomocy naukowych.<text:s/></text:p>
        </text:list-item>
        <text:list-item>
          <text:p text:style-name="P5">Formalne wykorzystanie wyników ewaluacji zależy od decyzji nauczyciela. Musi on wziąć pod uwagę wysoki stopień trudności zadania i uwarunkowania wynikające z programu nauczania.</text:p>
        </text:list-item>
        <text:list-item>
          <text:p text:style-name="P6">Podczas lekcji<text:s/>polegających na pracy z komputerem, każdy z uczniów powinien mieć możliwość samodzielnej pracy przy stanowisku<text:s/>– chyba, że w instrukcji do zadania napisano inaczej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50:00Z</meta:creation-date>
    <dc:date>2018-11-10T18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114" meta:character-count="803" meta:row-count="5" meta:non-whitespace-character-count="690"/>
  </office:meta>
</office:document-meta>
</file>